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3/2017<text:bookmark-end text:name="Text14"/></text:p>
            <text:p text:style-name="Normální">KVOP-35712/2017<text:bookmark-end text:name="Text2"/></text:p>
            <text:p text:style-name="Normální"><text:bookmark-start text:name="Text6"/>28. 11. 2017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Vážený pan</text:p>
            <text:p text:style-name="Normální">T. J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J.,</text:p>
      <text:p text:style-name="Základnítext">Dne 8. listopadu 2017 byla do Kanceláře veřejného ochránce práv doručena Vaše žádost podle zákona č. 106/1999 Sb., o svobodném přístupu k informacím, ve znění pozdějších předpisů. Žádáte odpovědi na následující otázky týkající se Vašeho případu<text:span text:style-name="Značkapozn.podčarou"><text:note text:note-class="footnote" text:id="_ftn0"><text:note-citation>1</text:note-citation><text:note-body><text:p text:style-name="Textpozn.podčarou"><text:s/><text:span text:style-name="Značkapozn.podčarou"><text:tab/></text:span>Vedené pod sp. zn. 7312/2015/VOP/NH</text:p></text:note-body></text:note></text:span>:</text:p>
      <text:list text:style-name="LFO4" text:continue-numbering="true">
        <text:list-item>
          <text:p text:style-name="P17">Kdo se na Vašem úřadě věnoval věci sp. zn. 7312/2015/VOP od 1. července 2017 do 31. srpna 2017?</text:p>
        </text:list-item>
        <text:list-item>
          <text:p text:style-name="P18">Od 1. září 2017 by se zmíněné věci měla věnovat paní Hermanyová. Co od tohoto data ke dnešnímu udělala za úkony?</text:p>
        </text:list-item>
        <text:list-item>
          <text:p text:style-name="P19">Věnuje se někdo ve Vašem úřadě stížnostem na nečinnost? Pokud ano, jaký je termín pro vyřízení takových stížností?</text:p>
        </text:list-item>
        <text:list-item>
          <text:p text:style-name="P20">Odpoví mi někdo na mou stížnost na nečinnost ze dne 1. září 2017, kterou přikládám a která Vám byla doručena dne 4. září 2017 v 9:48?</text:p>
        </text:list-item>
        <text:list-item>
          <text:p text:style-name="P21">Na koho se v rámci české státní správy může obracet občan se stížností na nečinnost veřejné ochránkyně práv, např. pokud se dlouhodobě nevěnuje stížnostem občanů nebo vůbec nereaguje na přijatou korespondenci?</text:p>
        </text:list-item>
        <text:list-item>
          <text:p text:style-name="P22">Budete se věnovat věci sp. zn. 7312/2015/VOP v dohledné době? Kdy od Vás mohu očekávat další krok?</text:p>
        </text:list-item>
      </text:list>
      <text:p text:style-name="Základnítext">Ve smyslu zákona o svobodném přístupu k informacím, Vám<text:span text:style-name="Silné"><text:s/>poskytuji níže uvedené informace</text:span>:</text:p>
      <text:p text:style-name="Základnítext">K bodu č. 1</text:p>
      <text:p text:style-name="Základnítext">Vašemu spisu vedenému pod sp. zn. 7312/2015/VOP se v daném období věnovala vedoucí právního odboru Mgr. Petra Zdražilová<text:span text:style-name="Značkapozn.podčarou"><text:note text:note-class="footnote" text:id="_ftn1"><text:note-citation>2</text:note-citation><text:note-body><text:p text:style-name="Textpozn.podčarou"><text:s/><text:span text:style-name="Značkapozn.podčarou"><text:tab/></text:span>O jejích krocích jste byl informován, jak jste požadoval (přípisy ze dne 4. července 2017 a 17. července 2017).</text:p></text:note-body></text:note></text:span>. Od jejího odjezdu na dovolenou vedoucí oddělení rodiny, zdravotnictví a práce Mgr. Petra Šuplerová.</text:p>
      <text:soft-page-break/>
      <text:p text:style-name="Základnítext">K bodu č. 2</text:p>
      <text:p text:style-name="Základnítext">Mgr. Nikol Hermany se seznámila s veškerými podklady a dosavadními úkony ve spise a připravila doplňující výzvu Ministerstvu zahraničních věcí. V současné době urguje odpověď (poslední urgence úřadu ze dne 7. listopadu 2017).</text:p>
      <text:p text:style-name="Základnítext">K bodu č. 3</text:p>
      <text:p text:style-name="Základnítext">Stížnosti na průtahy při vyřizování věci řeší vedoucí příslušného oddělení<text:span text:style-name="Značkapozn.podčarou"><text:note text:note-class="footnote" text:id="_ftn2"><text:note-citation>3</text:note-citation><text:note-body><text:p text:style-name="Textpozn.podčarou"><text:s/><text:span text:style-name="Značkapozn.podčarou"><text:tab/></text:span>Ve Vaší věci je pověřenou vedoucí oddělení Mgr. Petra Šuplerová, vedoucí oddělení rodiny, zdravotnictví a práce.</text:p></text:note-body></text:note></text:span><text:s/>(příp. vedoucí právního odboru<text:span text:style-name="Značkapozn.podčarou"><text:note text:note-class="footnote" text:id="_ftn3"><text:note-citation>4</text:note-citation><text:note-body><text:p text:style-name="Textpozn.podčarou"><text:s/><text:span text:style-name="Značkapozn.podčarou"><text:tab/></text:span>Vedoucí právního odboru je Mgr. Petra Zdražilová.</text:p></text:note-body></text:note></text:span>).</text:p>
      <text:p text:style-name="Základnítext">K bodu č. 4</text:p>
      <text:p text:style-name="Základnítext">Na Vaši stížnost ze dne 1. září 2017 (doručenou dne 4. září 2017) jsem Vám odpověděla dopisem<text:span text:style-name="Značkapozn.podčarou"><text:note text:note-class="footnote" text:id="_ftn4"><text:note-citation>5</text:note-citation><text:note-body><text:p text:style-name="Textpozn.podčarou"><text:s/><text:span text:style-name="Značkapozn.podčarou"><text:tab/></text:span>Kopii Sdělení o poskytnutí informace ze dne 20. září 2017 Vám přikládám v příloze.</text:p><text:p text:style-name="Textpozn.podčarou"/></text:note-body></text:note></text:span><text:s/>ze dne 20. září 2017. S touto odpovědí jste koneckonců jistě seznámen, neboť svým přípisem ze dne 9. října 2017 jste se obrátil jmenovitě i na novou zpracovatelku Mgr. Nikol Hermany, jejíž jméno Vám bylo oznámeno právě dopisem ze dne 20. září 2017.</text:p>
      <text:p text:style-name="Základnítext">K bodu č. 5</text:p>
      <text:p text:style-name="Základnítext">Se stížností se můžete obrátit na Poslaneckou sněmovnu Parlamentu České republiky.</text:p>
      <text:p text:style-name="Základnítext">K bodu č. 6</text:p>
      <text:p text:style-name="Základnítext">Své další kroky ve Vaší věci zváží veřejná ochránkyně práv poté, co získá vyjádření Ministerstva zahraničních věcí.</text:p>
      <text:p text:style-name="Základnítext"/>
      <text:p text:style-name="podpis">Mgr. Petra Zdražilová v. r.</text:p>
      <text:p text:style-name="podpis">vedoucí právního odboru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Normální"><text:span text:style-name="Silné">Příloha:</text:span></text:p>
      <text:p text:style-name="Normální">kopie Sdělení o poskytnutí informace ze dne 20. září 2017.</text:p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text:span text:style-name="T11">*KVOPX0082XGA*</text:span>*KVOPX0082XGA*</text:p>
        <text:p text:style-name="P12"><text:span text:style-name="T13">KVOPX0082XGA</text:span>KVOPX0082XGA</text:p>
        <text:p text:style-name="P14"><draw:frame draw:z-index="251658240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7-12-28T08:35:00Z</meta:creation-date>
    <dc:date>2017-12-28T08:35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5" meta:word-count="385" meta:character-count="2652" meta:row-count="18" meta:non-whitespace-character-count="2272"/>
  </office:meta>
</office:document-meta>
</file>